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public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public-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public-pro" style:display-name="PageStyle_disciplinary-actions-public-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